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15%" fo:text-indent="0in" style:auto-text-indent="false"/>
    </style:style>
    <style:style style:name="P2" style:family="paragraph" style:parent-style-name="Preformatted_20_Text">
      <style:paragraph-properties fo:margin-left="0in" fo:margin-right="0in" fo:margin-top="0in" fo:margin-bottom="0in" loext:contextual-spacing="false" fo:line-height="115%" fo:text-indent="0in" style:auto-text-indent="false"/>
      <style:text-properties officeooo:paragraph-rsid="00172644"/>
    </style:style>
    <style:style style:name="P3" style:family="paragraph" style:parent-style-name="Heading_20_2">
      <style:paragraph-properties fo:margin-left="0in" fo:margin-right="0in" fo:margin-top="0in" fo:margin-bottom="0in" loext:contextual-spacing="false" fo:line-height="115%"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lk Delivery</text:h>
      <text:p text:style-name="Text_20_body">A private dairy has <text:span text:style-name="Emphasis">n</text:span> milk delivery vans. The company has mapped out <text:span text:style-name="Emphasis">n</text:span> delivery routes. Each route has to be served once in the morning and once in the evening. Each van covers one morning route and one evening route, but these may be different routes. Each route has fixed delivery volumes in the morning and evening, possibly different.</text:p>
      <text:p text:style-name="Text_20_body">The dairy's license limits the number of packets a van can deliver to <text:span text:style-name="Emphasis">p</text:span> packets per day. If a van delivers more than <text:span text:style-name="Emphasis">p</text:span> packets, the company has to pay a fine of <text:span text:style-name="Emphasis">f</text:span> per additional packet.</text:p>
      <text:p text:style-name="Text_20_body">Given the delivery volumes of the morning and evening routes, your task is to find the minimum fine the company has to pay if it optimally allocates morning and evening routes to each delivery van.</text:p>
      <text:p text:style-name="Text_20_body">For instance, suppose there are 3 routes, the packet limit per day is 24, the fine per additional packet is 4, the morning volumes for the three routes are [10,17,12] and the evening volumes for the three routes are [11,9,24]. Then, the minimum fine to be paid is 48. This can be achieved by pairing the routes as follows: (10,24), (17,9), (12,11).</text:p>
      <text:h text:style-name="Heading_20_2" text:outline-level="2">Solution hint</text:h>
      <text:p text:style-name="Text_20_body">Minimize the average morning plus evening volume by pairing up small volumes with large volumes. </text:p>
      <text:h text:style-name="Heading_20_2" text:outline-level="2">Input format</text:h>
      <text:p text:style-name="Text_20_body">The first line of the input has three space-separated integers <text:span text:style-name="Emphasis">n</text:span>, <text:span text:style-name="Emphasis">p</text:span> and <text:span text:style-name="Emphasis">f</text:span>, where <text:span text:style-name="Emphasis">n</text:span> is the number of milk routes, <text:span text:style-name="Emphasis">p</text:span> is the daily packet limit and <text:span text:style-name="Emphasis">f</text:span> is the fine to be paid for each packet above the limit.</text:p>
      <text:p text:style-name="Text_20_body">The second line has <text:span text:style-name="Emphasis">n</text:span> space-separated integers, corresponding to the morning delivery volumes of delivery routes <text:span text:style-name="Emphasis">1,2,…n</text:span>. </text:p>
      <text:p text:style-name="Text_20_body">The third line has <text:span text:style-name="Emphasis">n</text:span> space-separated integers, corresponding to the evening delivery volumes of delivery routes <text:span text:style-name="Emphasis">1,2,…n</text:span>. </text:p>
      <text:h text:style-name="Heading_20_2" text:outline-level="2">Output format</text:h>
      <text:p text:style-name="Text_20_body">Your output should be a single integer, the minimum fine to be paid if the routes are paired up optimally. </text:p>
      <text:h text:style-name="Heading_20_2" text:outline-level="2">Test Data:</text:h>
      <text:p text:style-name="Text_20_body">You may assume that 1 ≤ <text:span text:style-name="Emphasis">n</text:span> ≤ 5000. All values are positive integers. </text:p>
      <text:h text:style-name="Heading_20_2" text:outline-level="2"><text:soft-page-break/></text:h>
      <text:h text:style-name="P3" text:outline-level="2"/>
      <text:h text:style-name="P3" text:outline-level="2">Sample Input:</text:h>
      <text:p text:style-name="P2">3 24 4</text:p>
      <text:p text:style-name="P2">10 17 12</text:p>
      <text:p text:style-name="P1">11 9 24</text:p>
      <text:h text:style-name="P3" text:outline-level="2">Sample Output:</text:h>
      <text:p text:style-name="P1">4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33:26.423869521</meta:creation-date>
    <dc:date>2019-10-11T15:39:07.209013976</dc:date>
    <meta:editing-duration>PT5M43S</meta:editing-duration>
    <meta:editing-cycles>1</meta:editing-cycles>
    <meta:document-statistic meta:table-count="0" meta:image-count="0" meta:object-count="0" meta:page-count="2" meta:paragraph-count="21" meta:word-count="343" meta:character-count="1894" meta:non-whitespace-character-count="1567"/>
    <meta:generator>LibreOffice/6.2.7.1$Linux_X86_64 LibreOffice_project/20$Build-1</meta:generator>
  </office:meta>
</office:document-meta>
</file>